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0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182"/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Step</text:p>
          </table:table-cell>
          <table:table-cell table:style-name="ce195" office:value-type="string" calcext:value-type="string">
            <text:p>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30M00S" calcext:value-type="time">
            <text:p>03:30</text:p>
          </table:table-cell>
          <table:table-cell table:style-name="ce196" table:formula="of:=['8. Finalization'.$J$3]" office:value-type="time" office:time-value="PT22H15M00S" calcext:value-type="time">
            <text:p>22:15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table:number-columns-repeated="4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7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2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6'00'' but see issue below)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Domain.Test (4'00'' but see issue below)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nnection (1'40'' but see issue below)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Repeating        (4'30'' but see issue below)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View.Test (0'30'' but see issue below)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2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Settings.Test.FileVersionsTest.TerminalSettingsCase07 of V1.99.5x fails (bugs #232 and #246 &quot;Issues with [Alternate]TolerantXmlSerializer&quot;).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9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8])+[.G99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99]; COUNTA([.C$100:.C100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99]; COUNTA([.C$100:.C102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80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6">    &gt; Includes </text:span><text:span text:style-name="T7">this</text:span><text:span text:style-name="T8">.label_Version.Text = </text:span><text:span text:style-name="T9">"Version 2.0.0"</text:span><text:span text:style-name="T8">;</text:span><text:span text:style-name="T6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BuildDesign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VerisonStabilityIndic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60])+[.G61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Default.xml</text:span><text:span text:style-name="T13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6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5])+[.G66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6]; COUNTA([.C$67:.C67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7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8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9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94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5])+[.G96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8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100])+[.G101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3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4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1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4">Build </text:span><text:span text:style-name="T12">'Release Test'</text:span><text:span text:style-name="T13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pan text:style-name="T15">    &gt; Start (0'03''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9])+[.G100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239 occurrences totally expecte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Diagnostics and Serializer, others are expected in test and analysi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0]; COUNTA([.C$101:.C108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36 occurrences totally expected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Mainly in ArgsHandler, Diagnostics, Usb, Hid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0]; COUNTA([.C$101:.C115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7 occurrences totally expecte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Related to 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22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5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5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1])+[.G22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18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8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8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0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0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1])+[.G22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68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4])+[.G35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7])+[.G48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30M00S" calcext:value-type="time">
            <text:p>03:3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15M00S" calcext:value-type="time">
            <text:p>22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ubmit news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9H30M00S" calcext:value-type="time">
            <text:p>19:30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-mail to the YAT mailing list (Attention: Mail delay up to 60 min !!!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2])+[.G13]" office:value-type="time" office:time-value="PT19H45M00S" calcext:value-type="time">
            <text:p>19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8])+[.G29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28])+[.G39]" office:value-type="time" office:time-value="PT20H45M00S" calcext:value-type="time">
            <text:p>20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37])+[.G45]" office:value-type="time" office:time-value="PT20H15M00S" calcext:value-type="time">
            <text:p>20:1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60])+[.G61]" office:value-type="time" office:time-value="PT21H00M00S" calcext:value-type="time">
            <text:p>21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63])+[.G68]" office:value-type="time" office:time-value="PT22H00M00S" calcext:value-type="time">
            <text:p>22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and verify working copy (wait for a few days in case of a severe issue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72])+[.G73]" office:value-type="time" office:time-value="PT22H15M00S" calcext:value-type="time">
            <text:p>22:15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13:20:29.8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9H45M15S</meta:editing-duration>
    <meta:editing-cycles>420</meta:editing-cycles>
    <meta:generator>LibreOffice/6.1.1.2$Windows_X86_64 LibreOffice_project/5d19a1bfa650b796764388cd8b33a5af1f5baa1b</meta:generator>
    <meta:initial-creator>Matthias Kläy</meta:initial-creator>
    <dc:date>2019-10-01T15:00:16.364000000</dc:date>
    <meta:print-date>2019-08-15T21:30:34.524000000</meta:print-date>
    <meta:document-statistic meta:table-count="9" meta:cell-count="1396" meta:object-count="0"/>
  </office:meta>
</office:document-meta>
</file>